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7. Задание про ИТ-блог</text:p>
      <text:p text:style-name="Standard"/>
      <text:p text:style-name="Standard">Задание</text:p>
      <text:p text:style-name="Standard"/>
      <text:p text:style-name="Standard">1. Найдите ошибки во вложенности HTML-элементов и исправьте их. В результате каждая карточка должна содержать дату публикации, заголовок и описание новости. **Изменять сами теги не нужно.**</text:p>
      <text:p text:style-name="Standard">2. Сделайте так, чтобы карточки располагались по 3 в ряд, как показано в макете.</text:p>
      <text:p text:style-name="Standard">3. Установите отступ сверху `30px` для элементов с классом `card`, начиная с 4го элемента.</text:p>
      <text:p text:style-name="Standard">4. Установите отступ слева и справа по `30px` для элементов с классом `card`, начиная со 2го элемента и далее через каждые 3 элемента (то есть, для 2го, 5го и т.д.).</text:p>
      <text:p text:style-name="Standard"/>
      <text:p text:style-name="Standard"/>
      <text:p text:style-name="Standard">8. Задание про<text:s/>ИТ-специальности</text:p>
      <text:p text:style-name="Standard"/>
      <text:p text:style-name="Standard">Задание</text:p>
      <text:p text:style-name="Standard"/>
      <text:p text:style-name="Standard">1. Между элементами с классом `course` должен остаться вертикальный отступ, равный `70px`, но замечание менеджера должно быть исправлено.</text:p>
      <text:p text:style-name="Standard">2. Верхний отступ должен быть равен 50px.</text:p>
      <text:p text:style-name="Standard">3. Оптимизируйте текущий CSS, удалив из него избыточный код. Внешне результат должен соответствовать макету.</text:p>
      <text:p text:style-name="Standard"/>
      <text:p text:style-name="Standard"/>
      <text:p text:style-name="Standard"/>
      <text:p text:style-name="Standard">9. Задание про карточки товара</text:p>
      <text:p text:style-name="Standard"/>
      <text:p text:style-name="Standard">product-cards-before.jpg)</text:p>
      <text:p text:style-name="Standard"/>
      <text:p text:style-name="Standard">Вам нужно привести блок к следующему виду:</text:p>
      <text:p text:style-name="Standard"/>
      <text:p text:style-name="Standard">product-cards-after.jpg)</text:p>
      <text:p text:style-name="Standard"/>
      <text:p text:style-name="Standard"/>
      <text:p text:style-name="Standard">1. Сделайте так, чтобы элемент с классом `product-badge` можно<text:s/>было позиционировать поверх элемента с классом `product-img`.</text:p>
      <text:p text:style-name="Standard">2. Сделайте так, чтобы элемент с классом `product-badge` позиционировался относительно элемента с классом `product`.</text:p>
      <text:p text:style-name="Standard">3. Сделайте так, чтобы расстояние от верхней границы элемента с классом `product` до элемента с классом `product-badge` было `10px`.</text:p>
      <text:p text:style-name="Standard">4. Сделайте так, чтобы элемент с классом `product-badge` был прижат к правой границе элемента с классом `product`.</text:p>
      <text:p text:style-name="Standard"/>
      <text:p text:style-name="Standard">Не требуется вносить какие-либо другие правки в CSS или писать дополнительные правила, кроме тех, что предусмотрены заданием.</text:p>
      <text:p text:style-name="Standard"/>
      <text:p text:style-name="Standard"/>
      <text:p text:style-name="Standard">10. ЛР-2 Блог с зайцем. Верстка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3-09-29T14:34:00Z</meta:creation-date>
    <dc:date>2023-09-29T14:34:00Z</dc:date>
    <meta:template xlink:href="Normal.dotm" xlink:type="simple"/>
    <meta:editing-cycles>2</meta:editing-cycles>
    <meta:editing-duration>PT0S</meta:editing-duration>
    <meta:document-statistic meta:page-count="1" meta:paragraph-count="3" meta:word-count="250" meta:character-count="1678" meta:row-count="11" meta:non-whitespace-character-count="1431"/>
  </office:meta>
</office:document-meta>
</file>